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125e" officeooo:paragraph-rsid="001d12ba" style:font-weight-asian="normal" style:font-weight-complex="normal"/>
    </style:style>
    <style:style style:name="P2" style:family="paragraph" style:parent-style-name="Heading_20_2">
      <style:text-properties officeooo:paragraph-rsid="001d12ba"/>
    </style:style>
    <style:style style:name="P3" style:family="paragraph" style:parent-style-name="Text_20_body">
      <style:text-properties officeooo:rsid="001e6413" officeooo:paragraph-rsid="001e6413"/>
    </style:style>
    <style:style style:name="P4" style:family="paragraph" style:parent-style-name="Text_20_body">
      <style:text-properties officeooo:paragraph-rsid="001df0f7"/>
    </style:style>
    <style:style style:name="P5" style:family="paragraph" style:parent-style-name="Standard">
      <style:text-properties fo:font-weight="normal" officeooo:rsid="001d12ba" officeooo:paragraph-rsid="001d12ba" style:font-weight-asian="normal" style:font-weight-complex="normal"/>
    </style:style>
    <style:style style:name="P6" style:family="paragraph" style:parent-style-name="Standard">
      <style:text-properties fo:font-weight="normal" officeooo:rsid="001d125e" officeooo:paragraph-rsid="001d125e" style:font-weight-asian="normal" style:font-weight-complex="normal"/>
    </style:style>
    <style:style style:name="P7" style:family="paragraph" style:parent-style-name="Standard">
      <style:text-properties officeooo:rsid="001d125e" officeooo:paragraph-rsid="001d125e"/>
    </style:style>
    <style:style style:name="T1" style:family="text">
      <style:text-properties officeooo:rsid="001e93bf"/>
    </style:style>
    <style:style style:name="T2" style:family="text">
      <style:text-properties officeooo:rsid="001d1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OP Processark</text:h>
      <text:p text:style-name="P1"/>
      <text:h text:style-name="P2" text:outline-level="2">Trin 1) Hvad er dit spørgsmål?</text:h>
      <text:p text:style-name="P3">Hvordan smølfer man en smølfeøkonomi, <text:span text:style-name="T1">så man minimere co2-smølfing og distribuere smølfebyrden?</text:span></text:p>
      <text:h text:style-name="Heading_20_2" text:outline-level="2">Trin 2) Hvad vil du gøre for at finde svaret på dit spørgsmål?</text:h>
      <text:p text:style-name="P4">sdasdasd</text:p>
      <text:p text:style-name="P4">sdasdasd</text:p>
      <text:h text:style-name="P2" text:outline-level="2">Trin 3) Hvorfor kan du undersøge spørgsmålet på den måde?</text:h>
      <text:p text:style-name="P4">sdasdasd</text:p>
      <text:h text:style-name="P2" text:outline-level="2">Trin <text:span text:style-name="T2">4</text:span>) <text:span text:style-name="T2">Hvad er svaghederne ved den måde, du vil undersøge dit spørgsmål på</text:span>?</text:h>
      <text:p text:style-name="P4">sdasdasd</text:p>
      <text:p text:style-name="P5"/>
      <text:p text:style-name="P5"/>
      <text:h text:style-name="Heading_20_1" text:outline-level="1"><text:span text:style-name="T2">Udkast til </text:span>EOP Problemformulering</text:h>
      <text:p text:style-name="P6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125e" officeooo:paragraph-rsid="001d12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. F. Jakobs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8:56:08.464870529</meta:creation-date>
    <dc:date>2024-11-25T09:20:21.181670529</dc:date>
    <meta:editing-duration>PT12M34S</meta:editing-duration>
    <meta:editing-cycles>4</meta:editing-cycles>
    <meta:generator>LibreOffice/24.8.3.2$Linux_X86_64 LibreOffice_project/480$Build-2</meta:generator>
    <meta:document-statistic meta:table-count="0" meta:image-count="0" meta:object-count="0" meta:page-count="1" meta:paragraph-count="12" meta:word-count="68" meta:character-count="413" meta:non-whitespace-character-count="357"/>
  </office:meta>
</office:document-meta>
</file>